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2b2d" officeooo:paragraph-rsid="000258e4"/>
    </style:style>
    <style:style style:name="P2" style:family="paragraph" style:parent-style-name="Standard">
      <style:text-properties fo:font-size="20pt" fo:font-weight="bold" officeooo:rsid="000eb908" officeooo:paragraph-rsid="000258e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eb908" officeooo:paragraph-rsid="000258e4"/>
    </style:style>
    <style:style style:name="P4" style:family="paragraph" style:parent-style-name="Standard">
      <style:text-properties officeooo:rsid="000258e4" officeooo:paragraph-rsid="000258e4"/>
    </style:style>
    <style:style style:name="P5" style:family="paragraph" style:parent-style-name="Text_20_body">
      <style:text-properties officeooo:rsid="00072b2d" officeooo:paragraph-rsid="000258e4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258e4"/>
    </style:style>
    <style:style style:name="P7" style:family="paragraph" style:parent-style-name="Text_20_body" style:list-style-name="L1">
      <style:text-properties officeooo:paragraph-rsid="000258e4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officeooo:paragraph-rsid="000258e4"/>
    </style:style>
    <style:style style:name="P9" style:family="paragraph" style:parent-style-name="Text_20_body" style:list-style-name="L6">
      <style:text-properties officeooo:paragraph-rsid="000258e4"/>
    </style:style>
    <style:style style:name="P10" style:family="paragraph" style:parent-style-name="Text_20_body" style:list-style-name="L7">
      <style:paragraph-properties fo:margin-top="0cm" fo:margin-bottom="0cm" style:contextual-spacing="false"/>
      <style:text-properties officeooo:paragraph-rsid="000258e4"/>
    </style:style>
    <style:style style:name="P11" style:family="paragraph" style:parent-style-name="Text_20_body" style:list-style-name="L7">
      <style:text-properties officeooo:paragraph-rsid="000258e4"/>
    </style:style>
    <style:style style:name="P12" style:family="paragraph" style:parent-style-name="Text_20_body" style:list-style-name="L8">
      <style:paragraph-properties fo:margin-top="0cm" fo:margin-bottom="0cm" style:contextual-spacing="false"/>
      <style:text-properties officeooo:paragraph-rsid="000258e4"/>
    </style:style>
    <style:style style:name="P13" style:family="paragraph" style:parent-style-name="Text_20_body" style:list-style-name="L8">
      <style:text-properties officeooo:paragraph-rsid="000258e4"/>
    </style:style>
    <style:style style:name="P14" style:family="paragraph" style:parent-style-name="Text_20_body" style:list-style-name="L9">
      <style:paragraph-properties fo:margin-top="0cm" fo:margin-bottom="0cm" style:contextual-spacing="false"/>
      <style:text-properties officeooo:paragraph-rsid="000258e4"/>
    </style:style>
    <style:style style:name="P15" style:family="paragraph" style:parent-style-name="Text_20_body" style:list-style-name="L9">
      <style:text-properties officeooo:paragraph-rsid="000258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b75" style:font-weight-asian="bold" style:font-weight-complex="bold"/>
    </style:style>
    <style:style style:name="T3" style:family="text">
      <style:text-properties officeooo:rsid="00102b7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rement Specification</text:p>
      <text:p text:style-name="P3"/>
      <text:p text:style-name="P4"><text:span text:style-name="T2">R</text:span><text:span text:style-name="T1">eq: 1</text:span></text:p>
      <text:p text:style-name="P4"><text:span text:style-name="T1"/></text:p>
      <text:p text:style-name="P3"><text:span text:style-name="T2">SPA</text:span><text:span text:style-name="T3">: </text:span>The application <text:span text:style-name="T3">must</text:span> be a Single Page App</text:p>
      <text:p text:style-name="P3"/>
      <text:p text:style-name="P3"/>
      <text:p text:style-name="P4">Req: 2</text:p>
      <text:p text:style-name="P5"><text:span text:style-name="Strong_20_Emphasis">Send Mail</text:span>: When a user submits the email composition form, add JavaScript code to actually send the email. </text:p>
      <text:list text:style-name="L1">
        <text:list-item>
          <text:p text:style-name="P6">You’ll likely want to make a <text:span text:style-name="Source_20_Text">POST</text:span> request to <text:span text:style-name="Source_20_Text">/emails</text:span>, passing in values for <text:span text:style-name="Source_20_Text">recipients</text:span>, <text:span text:style-name="Source_20_Text">subject</text:span>, and <text:span text:style-name="Source_20_Text">body</text:span>. </text:p>
        </text:list-item>
        <text:list-item>
          <text:p text:style-name="P7">Once the email has been sent, load the user’s sent mailbox. </text:p>
        </text:list-item>
      </text:list>
      <text:p text:style-name="P1"/>
      <text:p text:style-name="P4">Req: 3:</text:p>
      <text:p text:style-name="P5"><text:span text:style-name="Strong_20_Emphasis">Mailbox</text:span>: When a user visits their Inbox, Sent mailbox, or Archive, load the appropriate mailbox. </text:p>
      <text:list text:style-name="L6">
        <text:list-item>
          <text:p text:style-name="P8">You’ll likely want to make a <text:span text:style-name="Source_20_Text">GET</text:span> request to <text:span text:style-name="Source_20_Text">/emails/&lt;mailbox&gt;</text:span> to request the emails for a particular mailbox. </text:p>
        </text:list-item>
        <text:list-item>
          <text:p text:style-name="P8">When a mailbox is visited, the application should first query the API for the latest emails in that mailbox. </text:p>
        </text:list-item>
        <text:list-item>
          <text:p text:style-name="P8">When a mailbox is visited, the name of the mailbox should appear at the top of the page (this part is done for you). </text:p>
        </text:list-item>
        <text:list-item>
          <text:p text:style-name="P8">Each email should then be rendered in its own box (e.g. as a <text:span text:style-name="Source_20_Text">&lt;div&gt;</text:span> with a border) that displays who the email is from, what the subject line is, and the timestamp of the email. </text:p>
        </text:list-item>
        <text:list-item>
          <text:p text:style-name="P9">If the email is unread, it should appear with a white background. If the email has been read, it should appear with a gray background. </text:p>
        </text:list-item>
      </text:list>
      <text:p text:style-name="P5"><text:span text:style-name="Strong_20_Emphasis">View Email</text:span>: When a user clicks on an email, the user should be taken to a view where they see the content of that email. </text:p>
      <text:list text:style-name="L7">
        <text:list-item>
          <text:p text:style-name="P10">You’ll likely want to make a <text:span text:style-name="Source_20_Text">GET</text:span> request to <text:span text:style-name="Source_20_Text">/emails/&lt;email_id&gt;</text:span> to request the email. </text:p>
        </text:list-item>
        <text:list-item>
          <text:p text:style-name="P10">Your application should show the email’s sender, recipients, subject, timestamp, and body. </text:p>
        </text:list-item>
        <text:list-item>
          <text:p text:style-name="P10">You’ll likely want to add an additional <text:span text:style-name="Source_20_Text">div</text:span> to <text:span text:style-name="Source_20_Text">inbox.html</text:span> (in addition to <text:span text:style-name="Source_20_Text">emails-view</text:span> and <text:span text:style-name="Source_20_Text">compose-view</text:span>) for displaying the email. Be sure to update your code to hide and show the right views when navigation options are clicked. </text:p>
        </text:list-item>
        <text:list-item>
          <text:p text:style-name="P10">See the hint in the Hints section about how to add an event listener to an HTML element that you’ve added to the DOM. </text:p>
        </text:list-item>
        <text:list-item>
          <text:p text:style-name="P11">Once the email has been clicked on, you should mark the email as read. Recall that you can send a <text:span text:style-name="Source_20_Text">PUT</text:span> request to <text:span text:style-name="Source_20_Text">/emails/&lt;email_id&gt;</text:span> to update whether an email is read or not. </text:p>
        </text:list-item>
      </text:list>
      <text:p text:style-name="P5"><text:span text:style-name="Strong_20_Emphasis">Archive and Unarchive</text:span>: Allow users to archive and unarchive emails that they have received. </text:p>
      <text:list text:style-name="L8">
        <text:list-item>
          <text:p text:style-name="P12">When viewing an Inbox email, the user should be presented with a button that lets them archive the email. When viewing an Archive email, the user should be presented with a button that lets them unarchive the email. This requirement does not apply to emails in the Sent mailbox. </text:p>
        </text:list-item>
        <text:list-item>
          <text:p text:style-name="P12"><text:soft-page-break/>Recall that you can send a <text:span text:style-name="Source_20_Text">PUT</text:span> request to <text:span text:style-name="Source_20_Text">/emails/&lt;email_id&gt;</text:span> to mark an email as archived or unarchived. </text:p>
        </text:list-item>
        <text:list-item>
          <text:p text:style-name="P13">Once an email has been archived or unarchived, load the user’s inbox. </text:p>
        </text:list-item>
      </text:list>
      <text:p text:style-name="P5"><text:span text:style-name="Strong_20_Emphasis">Reply</text:span>: Allow users to reply to an email. </text:p>
      <text:list text:style-name="L9">
        <text:list-item>
          <text:p text:style-name="P14">When viewing an email, the user should be presented with a “Reply” button that lets them reply to the email. </text:p>
        </text:list-item>
        <text:list-item>
          <text:p text:style-name="P14">When the user clicks the “Reply” button, they should be taken to the email composition form. </text:p>
        </text:list-item>
        <text:list-item>
          <text:p text:style-name="P14">Pre-fill the composition form with the <text:span text:style-name="Source_20_Text">recipient</text:span> field set to whoever sent the original email. </text:p>
        </text:list-item>
        <text:list-item>
          <text:p text:style-name="P14">Pre-fill the <text:span text:style-name="Source_20_Text">subject</text:span> line. If the original email had a subject line of <text:span text:style-name="Source_20_Text">foo</text:span>, the new subject line should be <text:span text:style-name="Source_20_Text">Re: foo</text:span>. (If the subject line already begins with <text:span text:style-name="Source_20_Text">Re: </text:span>, no need to add it again.) </text:p>
        </text:list-item>
        <text:list-item>
          <text:p text:style-name="P15">Pre-fill the <text:span text:style-name="Source_20_Text">body</text:span> of the email with a line like <text:span text:style-name="Source_20_Text">"On Jan 1 2020, 12:00 AM foo@example.com wrote:"</text:span> followed by the original text of the email. 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4:04:52.764213212</meta:creation-date>
    <dc:date>2023-09-03T18:46:14.534006750</dc:date>
    <meta:editing-duration>PT4H41M22S</meta:editing-duration>
    <meta:editing-cycles>1</meta:editing-cycles>
    <meta:generator>LibreOffice/7.5.5.2$Linux_X86_64 LibreOffice_project/ca8fe7424262805f223b9a2334bc7181abbcbf5e</meta:generator>
    <meta:document-statistic meta:table-count="0" meta:image-count="0" meta:object-count="0" meta:page-count="2" meta:paragraph-count="30" meta:word-count="581" meta:character-count="3161" meta:non-whitespace-character-count="2605"/>
  </office:meta>
</office:document-meta>
</file>